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adanie 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(xi-mean)^2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table:formula="of:=([.B3]-[.B$17])^2" office:value-type="float" office:value="65.2366863905324" calcext:value-type="float">
            <text:p>65.2366863905324</text:p>
          </table:table-cell>
          <table:table-cell table:formula="of:=([.C3]-[.C$17])^2" office:value-type="float" office:value="9.5069444444445" calcext:value-type="float">
            <text:p>9.5069444444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table:formula="of:=([.B4]-[.B$17])^2" office:value-type="float" office:value="9.46745562130171" calcext:value-type="float">
            <text:p>9.46745562130171</text:p>
          </table:table-cell>
          <table:table-cell table:formula="of:=([.C4]-[.C$17])^2" office:value-type="float" office:value="4.34027777777782" calcext:value-type="float">
            <text:p>4.34027777777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table:formula="of:=([.B5]-[.B$17])^2" office:value-type="float" office:value="0.00591715976331193" calcext:value-type="float">
            <text:p>0.005917159763312</text:p>
          </table:table-cell>
          <table:table-cell table:formula="of:=([.C5]-[.C$17])^2" office:value-type="float" office:value="1.17361111111113" calcext:value-type="float">
            <text:p>1.17361111111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table:formula="of:=([.B6]-[.B$17])^2" office:value-type="float" office:value="98.467455621302" calcext:value-type="float">
            <text:p>98.467455621302</text:p>
          </table:table-cell>
          <table:table-cell table:formula="of:=([.C6]-[.C$17])^2" office:value-type="float" office:value="4.34027777777782" calcext:value-type="float">
            <text:p>4.34027777777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table:formula="of:=([.B7]-[.B$17])^2" office:value-type="float" office:value="9.46745562130171" calcext:value-type="float">
            <text:p>9.46745562130171</text:p>
          </table:table-cell>
          <table:table-cell table:formula="of:=([.C7]-[.C$17])^2" office:value-type="float" office:value="3.67361111111107" calcext:value-type="float">
            <text:p>3.67361111111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formula="of:=([.B8]-[.B$17])^2" office:value-type="float" office:value="8.54437869822492" calcext:value-type="float">
            <text:p>8.54437869822492</text:p>
          </table:table-cell>
          <table:table-cell table:formula="of:=([.C8]-[.C$17])^2" office:value-type="float" office:value="0.00694444444444602" calcext:value-type="float">
            <text:p>0.006944444444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table:formula="of:=([.B9]-[.B$17])^2" office:value-type="float" office:value="36.9289940828401" calcext:value-type="float">
            <text:p>36.9289940828401</text:p>
          </table:table-cell>
          <table:table-cell table:formula="of:=([.C9]-[.C$17])^2" office:value-type="float" office:value="15.3402777777777" calcext:value-type="float">
            <text:p>15.3402777777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165" calcext:value-type="float">
            <text:p>165</text:p>
          </table:table-cell>
          <table:table-cell table:formula="of:=([.B10]-[.B$17])^2" office:value-type="float" office:value="0.00591715976331193" calcext:value-type="float">
            <text:p>0.005917159763312</text:p>
          </table:table-cell>
          <table:table-cell table:formula="of:=([.C10]-[.C$17])^2" office:value-type="float" office:value="0.84027777777776" calcext:value-type="float">
            <text:p>0.84027777777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table:formula="of:=([.B11]-[.B$17])^2" office:value-type="float" office:value="24.2366863905327" calcext:value-type="float">
            <text:p>24.2366863905327</text:p>
          </table:table-cell>
          <table:table-cell table:formula="of:=([.C11]-[.C$17])^2" office:value-type="float" office:value="15.3402777777777" calcext:value-type="float">
            <text:p>15.3402777777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table:formula="of:=([.B12]-[.B$17])^2" office:value-type="float" office:value="47.9289940828404" calcext:value-type="float">
            <text:p>47.9289940828404</text:p>
          </table:table-cell>
          <table:table-cell table:formula="of:=([.C12]-[.C$17])^2" office:value-type="float" office:value="50.1736111111112" calcext:value-type="float">
            <text:p>50.1736111111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161" calcext:value-type="float">
            <text:p>161</text:p>
          </table:table-cell>
          <table:table-cell table:formula="of:=([.B13]-[.B$17])^2" office:value-type="float" office:value="98.467455621302" calcext:value-type="float">
            <text:p>98.467455621302</text:p>
          </table:table-cell>
          <table:table-cell table:formula="of:=([.C13]-[.C$17])^2" office:value-type="float" office:value="9.5069444444445" calcext:value-type="float">
            <text:p>9.5069444444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table:formula="of:=([.B14]-[.B$17])^2" office:value-type="float" office:value="145.852071005917" calcext:value-type="float">
            <text:p>145.852071005917</text:p>
          </table:table-cell>
          <table:table-cell table:formula="of:=([.C14]-[.C$17])^2" office:value-type="float" office:value="62.673611111111" calcext:value-type="float">
            <text:p>62.673611111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([.B15]-[.B$17])^2" office:value-type="float" office:value="4.31360946745558" calcext:value-type="float">
            <text:p>4.31360946745558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5])" office:value-type="float" office:value="2328" calcext:value-type="float">
            <text:p>2328</text:p>
          </table:table-cell>
          <table:table-cell table:formula="of:=SUM([.C3:.C14])" office:value-type="float" office:value="1969" calcext:value-type="float">
            <text:p>1969</text:p>
          </table:table-cell>
          <table:table-cell table:formula="of:=SUM([.D3:.D15])" office:value-type="float" office:value="548.923076923077" calcext:value-type="float">
            <text:p>548.923076923077</text:p>
          </table:table-cell>
          <table:table-cell table:formula="of:=SUM([.E3:.E15])" office:value-type="float" office:value="176.916666666667" calcext:value-type="float">
            <text:p>176.9166666666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[.B16]/[.A15]" office:value-type="float" office:value="179.076923076923" calcext:value-type="float">
            <text:p>179.076923076923</text:p>
          </table:table-cell>
          <table:table-cell table:formula="of:=[.C16]/[.A14]" office:value-type="float" office:value="164.083333333333" calcext:value-type="float">
            <text:p>164.08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formula="of:=[.D16]/[.A14]" office:value-type="float" office:value="45.7435897435897" calcext:value-type="float">
            <text:p>45.7435897435897</text:p>
          </table:table-cell>
          <table:table-cell table:formula="of:=[.E16]/[.A13]" office:value-type="float" office:value="16.0833333333333" calcext:value-type="float">
            <text:p>16.0833333333333</text:p>
          </table:table-cell>
          <table:table-cell table:number-columns-repeated="2"/>
        </table:table-row>
      </table:table>
      <table:table table:name="Zadanie 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table:number-columns-repeated="2" office:value-type="string" calcext:value-type="string">
            <text:p>(xi-mean)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1" calcext:value-type="float">
            <text:p>3.71</text:p>
          </table:table-cell>
          <table:table-cell office:value-type="float" office:value="3.1" calcext:value-type="float">
            <text:p>3.1</text:p>
          </table:table-cell>
          <table:table-cell table:formula="of:=([.B2]-[.B$18])^2" office:value-type="float" office:value="0.0000537777777777855" calcext:value-type="float">
            <text:p>5.37777777777855E-05</text:p>
          </table:table-cell>
          <table:table-cell table:formula="of:=([.C2]-[.C$18])^2" office:value-type="float" office:value="0.473802777777778" calcext:value-type="float">
            <text:p>0.47380277777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8" calcext:value-type="float">
            <text:p>4.28</text:p>
          </table:table-cell>
          <table:table-cell office:value-type="float" office:value="3.38" calcext:value-type="float">
            <text:p>3.38</text:p>
          </table:table-cell>
          <table:table-cell table:formula="of:=([.B3]-[.B$18])^2" office:value-type="float" office:value="0.333313777777779" calcext:value-type="float">
            <text:p>0.333313777777779</text:p>
          </table:table-cell>
          <table:table-cell table:formula="of:=([.C3]-[.C$18])^2" office:value-type="float" office:value="0.166736111111111" calcext:value-type="float">
            <text:p>0.1667361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" calcext:value-type="float">
            <text:p>2.95</text:p>
          </table:table-cell>
          <table:table-cell office:value-type="float" office:value="4.06" calcext:value-type="float">
            <text:p>4.06</text:p>
          </table:table-cell>
          <table:table-cell table:formula="of:=([.B4]-[.B$18])^2" office:value-type="float" office:value="0.56650711111111" calcext:value-type="float">
            <text:p>0.56650711111111</text:p>
          </table:table-cell>
          <table:table-cell table:formula="of:=([.C4]-[.C$18])^2" office:value-type="float" office:value="0.0738027777777774" calcext:value-type="float">
            <text:p>0.073802777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table:formula="of:=([.B5]-[.B$18])^2" office:value-type="float" office:value="0.252673777777777" calcext:value-type="float">
            <text:p>0.252673777777777</text:p>
          </table:table-cell>
          <table:table-cell table:formula="of:=([.C5]-[.C$18])^2" office:value-type="float" office:value="0.0354694444444445" calcext:value-type="float">
            <text:p>0.035469444444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3.81" calcext:value-type="float">
            <text:p>3.81</text:p>
          </table:table-cell>
          <table:table-cell table:formula="of:=([.B6]-[.B$18])^2" office:value-type="float" office:value="0.104113777777777" calcext:value-type="float">
            <text:p>0.104113777777777</text:p>
          </table:table-cell>
          <table:table-cell table:formula="of:=([.C6]-[.C$18])^2" office:value-type="float" office:value="0.000469444444444437" calcext:value-type="float">
            <text:p>0.0004694444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office:value-type="float" office:value="4.5" calcext:value-type="float">
            <text:p>4.5</text:p>
          </table:table-cell>
          <table:table-cell table:formula="of:=([.B7]-[.B$18])^2" office:value-type="float" office:value="0.120640444444445" calcext:value-type="float">
            <text:p>0.120640444444445</text:p>
          </table:table-cell>
          <table:table-cell table:formula="of:=([.C7]-[.C$18])^2" office:value-type="float" office:value="0.506469444444444" calcext:value-type="float">
            <text:p>0.506469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7" calcext:value-type="float">
            <text:p>4.07</text:p>
          </table:table-cell>
          <table:table-cell office:value-type="float" office:value="4" calcext:value-type="float">
            <text:p>4</text:p>
          </table:table-cell>
          <table:table-cell table:formula="of:=([.B8]-[.B$18])^2" office:value-type="float" office:value="0.134933777777778" calcext:value-type="float">
            <text:p>0.134933777777778</text:p>
          </table:table-cell>
          <table:table-cell table:formula="of:=([.C8]-[.C$18])^2" office:value-type="float" office:value="0.0448027777777777" calcext:value-type="float">
            <text:p>0.044802777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8" calcext:value-type="float">
            <text:p>4.98</text:p>
          </table:table-cell>
          <table:table-cell office:value-type="float" office:value="3.25" calcext:value-type="float">
            <text:p>3.25</text:p>
          </table:table-cell>
          <table:table-cell table:formula="of:=([.B9]-[.B$18])^2" office:value-type="float" office:value="1.63158044444445" calcext:value-type="float">
            <text:p>1.63158044444445</text:p>
          </table:table-cell>
          <table:table-cell table:formula="of:=([.C9]-[.C$18])^2" office:value-type="float" office:value="0.289802777777778" calcext:value-type="float">
            <text:p>0.289802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office:value-type="float" office:value="4.11" calcext:value-type="float">
            <text:p>4.11</text:p>
          </table:table-cell>
          <table:table-cell table:formula="of:=([.B10]-[.B$18])^2" office:value-type="float" office:value="0.252673777777777" calcext:value-type="float">
            <text:p>0.252673777777777</text:p>
          </table:table-cell>
          <table:table-cell table:formula="of:=([.C10]-[.C$18])^2" office:value-type="float" office:value="0.103469444444445" calcext:value-type="float">
            <text:p>0.103469444444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3" calcext:value-type="float">
            <text:p>3.43</text:p>
          </table:table-cell>
          <table:table-cell office:value-type="float" office:value="4.85" calcext:value-type="float">
            <text:p>4.85</text:p>
          </table:table-cell>
          <table:table-cell table:formula="of:=([.B11]-[.B$18])^2" office:value-type="float" office:value="0.0743471111111107" calcext:value-type="float">
            <text:p>0.074347111111111</text:p>
          </table:table-cell>
          <table:table-cell table:formula="of:=([.C11]-[.C$18])^2" office:value-type="float" office:value="1.12713611111111" calcext:value-type="float">
            <text:p>1.127136111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9" calcext:value-type="float">
            <text:p>3.09</text:p>
          </table:table-cell>
          <table:table-cell office:value-type="float" office:value="2.8" calcext:value-type="float">
            <text:p>2.8</text:p>
          </table:table-cell>
          <table:table-cell table:formula="of:=([.B12]-[.B$18])^2" office:value-type="float" office:value="0.375360444444444" calcext:value-type="float">
            <text:p>0.375360444444444</text:p>
          </table:table-cell>
          <table:table-cell table:formula="of:=([.C12]-[.C$18])^2" office:value-type="float" office:value="0.976802777777779" calcext:value-type="float">
            <text:p>0.976802777777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formula="of:=([.B13]-[.B$18])^2" office:value-type="float" office:value="0.635740444444445" calcext:value-type="float">
            <text:p>0.635740444444445</text:p>
          </table:table-cell>
          <table:table-cell table:formula="of:=([.C13]-[.C$18])^2" office:value-type="float" office:value="0.0448027777777777" calcext:value-type="float">
            <text:p>0.044802777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([.B14]-[.B$18])^2" office:value-type="float" office:value="0.339500444444444" calcext:value-type="float">
            <text:p>0.3395004444444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8" calcext:value-type="float">
            <text:p>3.68</text:p>
          </table:table-cell>
          <table:table-cell/>
          <table:table-cell table:formula="of:=([.B15]-[.B$18])^2" office:value-type="float" office:value="0.000513777777777745" calcext:value-type="float">
            <text:p>0.0005137777777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([.B16]-[.B$18])^2" office:value-type="float" office:value="0.0389404444444446" calcext:value-type="float">
            <text:p>0.038940444444445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6])" office:value-type="float" office:value="55.54" calcext:value-type="float">
            <text:p>55.54</text:p>
          </table:table-cell>
          <table:table-cell table:formula="of:=SUM([.C2:.C16])" office:value-type="float" office:value="45.46" calcext:value-type="float">
            <text:p>45.46</text:p>
          </table:table-cell>
          <table:table-cell table:formula="of:=SUM([.D2:.D16])" office:value-type="float" office:value="4.86089333333334" calcext:value-type="float">
            <text:p>4.86089333333334</text:p>
          </table:table-cell>
          <table:table-cell table:formula="of:=SUM([.E2:.E16])" office:value-type="float" office:value="3.84356666666667" calcext:value-type="float">
            <text:p>3.8435666666666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[.B17]/[.A16]" office:value-type="float" office:value="3.70266666666667" calcext:value-type="float">
            <text:p>3.70266666666667</text:p>
          </table:table-cell>
          <table:table-cell table:formula="of:=[.C17]/[.A13]" office:value-type="float" office:value="3.78833333333333" calcext:value-type="float">
            <text:p>3.78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formula="of:=[.D17]/[.A15]" office:value-type="float" office:value="0.347206666666667" calcext:value-type="float">
            <text:p>0.347206666666667</text:p>
          </table:table-cell>
          <table:table-cell table:formula="of:=[.E17]/[.A12]" office:value-type="float" office:value="0.349415151515151" calcext:value-type="float">
            <text:p>0.349415151515151</text:p>
          </table:table-cell>
          <table:table-cell table:number-columns-repeated="2"/>
        </table:table-row>
      </table:table>
      <table:table table:name="Zadanie 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X1-X2</text:p>
          </table:table-cell>
          <table:table-cell table:number-columns-repeated="3" office:value-type="string" calcext:value-type="string">
            <text:p>(xi-mean)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0" calcext:value-type="float">
            <text:p>3520</text:p>
          </table:table-cell>
          <table:table-cell office:value-type="float" office:value="3580" calcext:value-type="float">
            <text:p>3580</text:p>
          </table:table-cell>
          <table:table-cell table:formula="of:=[.B2]-[.C2]" office:value-type="float" office:value="-60" calcext:value-type="float">
            <text:p>-60</text:p>
          </table:table-cell>
          <table:table-cell table:formula="of:=([.B2]-[.B$18])^2" office:value-type="float" office:value="14240.4444444445" calcext:value-type="float">
            <text:p>14240.4444444445</text:p>
          </table:table-cell>
          <table:table-cell table:formula="of:=([.C2]-[.C$18])^2" office:value-type="float" office:value="11664" calcext:value-type="float">
            <text:p>11664</text:p>
          </table:table-cell>
          <table:table-cell table:formula="of:=([.D2]-[.D$18])^2" office:value-type="float" office:value="128.444444444445" calcext:value-type="float">
            <text:p>128.444444444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0" calcext:value-type="float">
            <text:p>3680</text:p>
          </table:table-cell>
          <table:table-cell office:value-type="float" office:value="3700" calcext:value-type="float">
            <text:p>3700</text:p>
          </table:table-cell>
          <table:table-cell table:formula="of:=[.B3]-[.C3]" office:value-type="float" office:value="-20" calcext:value-type="float">
            <text:p>-20</text:p>
          </table:table-cell>
          <table:table-cell table:formula="of:=([.B3]-[.B$18])^2" office:value-type="float" office:value="1653.77777777777" calcext:value-type="float">
            <text:p>1653.77777777777</text:p>
          </table:table-cell>
          <table:table-cell table:formula="of:=([.C3]-[.C$18])^2" office:value-type="float" office:value="144" calcext:value-type="float">
            <text:p>144</text:p>
          </table:table-cell>
          <table:table-cell table:formula="of:=([.D3]-[.D$18])^2" office:value-type="float" office:value="821.777777777778" calcext:value-type="float">
            <text:p>821.77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0" calcext:value-type="float">
            <text:p>3640</text:p>
          </table:table-cell>
          <table:table-cell office:value-type="float" office:value="3680" calcext:value-type="float">
            <text:p>368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B4]-[.B$18])^2" office:value-type="float" office:value="0.444444444444242" calcext:value-type="float">
            <text:p>0.444444444444242</text:p>
          </table:table-cell>
          <table:table-cell table:formula="of:=([.C4]-[.C$18])^2" office:value-type="float" office:value="64" calcext:value-type="float">
            <text:p>64</text:p>
          </table:table-cell>
          <table:table-cell table:formula="of:=([.D4]-[.D$18])^2" office:value-type="float" office:value="75.1111111111111" calcext:value-type="float">
            <text:p>75.1111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3800" calcext:value-type="float">
            <text:p>3800</text:p>
          </table:table-cell>
          <table:table-cell table:formula="of:=[.B5]-[.C5]" office:value-type="float" office:value="40" calcext:value-type="float">
            <text:p>40</text:p>
          </table:table-cell>
          <table:table-cell table:formula="of:=([.B5]-[.B$18])^2" office:value-type="float" office:value="40267.1111111111" calcext:value-type="float">
            <text:p>40267.1111111111</text:p>
          </table:table-cell>
          <table:table-cell table:formula="of:=([.C5]-[.C$18])^2" office:value-type="float" office:value="12544" calcext:value-type="float">
            <text:p>12544</text:p>
          </table:table-cell>
          <table:table-cell table:formula="of:=([.D5]-[.D$18])^2" office:value-type="float" office:value="7861.77777777778" calcext:value-type="float">
            <text:p>7861.77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3550" calcext:value-type="float">
            <text:p>3550</text:p>
          </table:table-cell>
          <table:table-cell table:formula="of:=[.B6]-[.C6]" office:value-type="float" office:value="-50" calcext:value-type="float">
            <text:p>-50</text:p>
          </table:table-cell>
          <table:table-cell table:formula="of:=([.B6]-[.B$18])^2" office:value-type="float" office:value="19413.7777777778" calcext:value-type="float">
            <text:p>19413.7777777778</text:p>
          </table:table-cell>
          <table:table-cell table:formula="of:=([.C6]-[.C$18])^2" office:value-type="float" office:value="19044" calcext:value-type="float">
            <text:p>19044</text:p>
          </table:table-cell>
          <table:table-cell table:formula="of:=([.D6]-[.D$18])^2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10" calcext:value-type="float">
            <text:p>3610</text:p>
          </table:table-cell>
          <table:table-cell office:value-type="float" office:value="3700" calcext:value-type="float">
            <text:p>3700</text:p>
          </table:table-cell>
          <table:table-cell table:formula="of:=[.B7]-[.C7]" office:value-type="float" office:value="-90" calcext:value-type="float">
            <text:p>-90</text:p>
          </table:table-cell>
          <table:table-cell table:formula="of:=([.B7]-[.B$18])^2" office:value-type="float" office:value="860.444444444453" calcext:value-type="float">
            <text:p>860.444444444453</text:p>
          </table:table-cell>
          <table:table-cell table:formula="of:=([.C7]-[.C$18])^2" office:value-type="float" office:value="144" calcext:value-type="float">
            <text:p>144</text:p>
          </table:table-cell>
          <table:table-cell table:formula="of:=([.D7]-[.D$18])^2" office:value-type="float" office:value="1708.44444444444" calcext:value-type="float">
            <text:p>1708.44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20" calcext:value-type="float">
            <text:p>3720</text:p>
          </table:table-cell>
          <table:table-cell office:value-type="float" office:value="3730" calcext:value-type="float">
            <text:p>3730</text:p>
          </table:table-cell>
          <table:table-cell table:formula="of:=[.B8]-[.C8]" office:value-type="float" office:value="-10" calcext:value-type="float">
            <text:p>-10</text:p>
          </table:table-cell>
          <table:table-cell table:formula="of:=([.B8]-[.B$18])^2" office:value-type="float" office:value="6507.11111111109" calcext:value-type="float">
            <text:p>6507.11111111109</text:p>
          </table:table-cell>
          <table:table-cell table:formula="of:=([.C8]-[.C$18])^2" office:value-type="float" office:value="1764" calcext:value-type="float">
            <text:p>1764</text:p>
          </table:table-cell>
          <table:table-cell table:formula="of:=([.D8]-[.D$18])^2" office:value-type="float" office:value="1495.11111111111" calcext:value-type="float">
            <text:p>1495.1111111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40" calcext:value-type="float">
            <text:p>3640</text:p>
          </table:table-cell>
          <table:table-cell office:value-type="float" office:value="3720" calcext:value-type="float">
            <text:p>3720</text:p>
          </table:table-cell>
          <table:table-cell table:formula="of:=[.B9]-[.C9]" office:value-type="float" office:value="-80" calcext:value-type="float">
            <text:p>-80</text:p>
          </table:table-cell>
          <table:table-cell table:formula="of:=([.B9]-[.B$18])^2" office:value-type="float" office:value="0.444444444444242" calcext:value-type="float">
            <text:p>0.444444444444242</text:p>
          </table:table-cell>
          <table:table-cell table:formula="of:=([.C9]-[.C$18])^2" office:value-type="float" office:value="1024" calcext:value-type="float">
            <text:p>1024</text:p>
          </table:table-cell>
          <table:table-cell table:formula="of:=([.D9]-[.D$18])^2" office:value-type="float" office:value="981.777777777778" calcext:value-type="float">
            <text:p>981.777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3670" calcext:value-type="float">
            <text:p>3670</text:p>
          </table:table-cell>
          <table:table-cell table:formula="of:=[.B10]-[.C10]" office:value-type="float" office:value="-70" calcext:value-type="float">
            <text:p>-70</text:p>
          </table:table-cell>
          <table:table-cell table:formula="of:=([.B10]-[.B$18])^2" office:value-type="float" office:value="1547.11111111112" calcext:value-type="float">
            <text:p>1547.11111111112</text:p>
          </table:table-cell>
          <table:table-cell table:formula="of:=([.C10]-[.C$18])^2" office:value-type="float" office:value="324" calcext:value-type="float">
            <text:p>324</text:p>
          </table:table-cell>
          <table:table-cell table:formula="of:=([.D10]-[.D$18])^2" office:value-type="float" office:value="455.111111111111" calcext:value-type="float">
            <text:p>455.11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0" calcext:value-type="float">
            <text:p>3650</text:p>
          </table:table-cell>
          <table:table-cell office:value-type="float" office:value="3710" calcext:value-type="float">
            <text:p>3710</text:p>
          </table:table-cell>
          <table:table-cell table:formula="of:=[.B11]-[.C11]" office:value-type="float" office:value="-60" calcext:value-type="float">
            <text:p>-60</text:p>
          </table:table-cell>
          <table:table-cell table:formula="of:=([.B11]-[.B$18])^2" office:value-type="float" office:value="113.777777777775" calcext:value-type="float">
            <text:p>113.777777777775</text:p>
          </table:table-cell>
          <table:table-cell table:formula="of:=([.C11]-[.C$18])^2" office:value-type="float" office:value="484" calcext:value-type="float">
            <text:p>484</text:p>
          </table:table-cell>
          <table:table-cell table:formula="of:=([.D11]-[.D$18])^2" office:value-type="float" office:value="128.444444444445" calcext:value-type="float">
            <text:p>128.444444444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50" calcext:value-type="float">
            <text:p>3750</text:p>
          </table:table-cell>
          <table:table-cell office:value-type="float" office:value="3810" calcext:value-type="float">
            <text:p>3810</text:p>
          </table:table-cell>
          <table:table-cell table:formula="of:=[.B12]-[.C12]" office:value-type="float" office:value="-60" calcext:value-type="float">
            <text:p>-60</text:p>
          </table:table-cell>
          <table:table-cell table:formula="of:=([.B12]-[.B$18])^2" office:value-type="float" office:value="12247.1111111111" calcext:value-type="float">
            <text:p>12247.1111111111</text:p>
          </table:table-cell>
          <table:table-cell table:formula="of:=([.C12]-[.C$18])^2" office:value-type="float" office:value="14884" calcext:value-type="float">
            <text:p>14884</text:p>
          </table:table-cell>
          <table:table-cell table:formula="of:=([.D12]-[.D$18])^2" office:value-type="float" office:value="128.444444444445" calcext:value-type="float">
            <text:p>128.444444444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90" calcext:value-type="float">
            <text:p>3590</text:p>
          </table:table-cell>
          <table:table-cell office:value-type="float" office:value="3660" calcext:value-type="float">
            <text:p>3660</text:p>
          </table:table-cell>
          <table:table-cell table:formula="of:=[.B13]-[.C13]" office:value-type="float" office:value="-70" calcext:value-type="float">
            <text:p>-70</text:p>
          </table:table-cell>
          <table:table-cell table:formula="of:=([.B13]-[.B$18])^2" office:value-type="float" office:value="2433.77777777779" calcext:value-type="float">
            <text:p>2433.77777777779</text:p>
          </table:table-cell>
          <table:table-cell table:formula="of:=([.C13]-[.C$18])^2" office:value-type="float" office:value="784" calcext:value-type="float">
            <text:p>784</text:p>
          </table:table-cell>
          <table:table-cell table:formula="of:=([.D13]-[.D$18])^2" office:value-type="float" office:value="455.111111111111" calcext:value-type="float">
            <text:p>455.111111111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table:formula="of:=[.B14]-[.C14]" office:value-type="float" office:value="-100" calcext:value-type="float">
            <text:p>-100</text:p>
          </table:table-cell>
          <table:table-cell table:formula="of:=([.B14]-[.B$18])^2" office:value-type="float" office:value="1547.11111111112" calcext:value-type="float">
            <text:p>1547.11111111112</text:p>
          </table:table-cell>
          <table:table-cell table:formula="of:=([.C14]-[.C$18])^2" office:value-type="float" office:value="144" calcext:value-type="float">
            <text:p>144</text:p>
          </table:table-cell>
          <table:table-cell table:formula="of:=([.D14]-[.D$18])^2" office:value-type="float" office:value="2635.11111111111" calcext:value-type="float">
            <text:p>2635.11111111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50" calcext:value-type="float">
            <text:p>3550</text:p>
          </table:table-cell>
          <table:table-cell office:value-type="float" office:value="3640" calcext:value-type="float">
            <text:p>3640</text:p>
          </table:table-cell>
          <table:table-cell table:formula="of:=[.B15]-[.C15]" office:value-type="float" office:value="-90" calcext:value-type="float">
            <text:p>-90</text:p>
          </table:table-cell>
          <table:table-cell table:formula="of:=([.B15]-[.B$18])^2" office:value-type="float" office:value="7980.44444444447" calcext:value-type="float">
            <text:p>7980.44444444447</text:p>
          </table:table-cell>
          <table:table-cell table:formula="of:=([.C15]-[.C$18])^2" office:value-type="float" office:value="2304" calcext:value-type="float">
            <text:p>2304</text:p>
          </table:table-cell>
          <table:table-cell table:formula="of:=([.D15]-[.D$18])^2" office:value-type="float" office:value="1708.44444444444" calcext:value-type="float">
            <text:p>1708.4444444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00" calcext:value-type="float">
            <text:p>3700</text:p>
          </table:table-cell>
          <table:table-cell office:value-type="float" office:value="3670" calcext:value-type="float">
            <text:p>3670</text:p>
          </table:table-cell>
          <table:table-cell table:formula="of:=[.B16]-[.C16]" office:value-type="float" office:value="30" calcext:value-type="float">
            <text:p>30</text:p>
          </table:table-cell>
          <table:table-cell table:formula="of:=([.B16]-[.B$18])^2" office:value-type="float" office:value="3680.44444444443" calcext:value-type="float">
            <text:p>3680.44444444443</text:p>
          </table:table-cell>
          <table:table-cell table:formula="of:=([.C16]-[.C$18])^2" office:value-type="float" office:value="324" calcext:value-type="float">
            <text:p>324</text:p>
          </table:table-cell>
          <table:table-cell table:formula="of:=([.D16]-[.D$18])^2" office:value-type="float" office:value="6188.44444444444" calcext:value-type="float">
            <text:p>6188.4444444444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6])" office:value-type="float" office:value="54590" calcext:value-type="float">
            <text:p>54590</text:p>
          </table:table-cell>
          <table:table-cell table:formula="of:=SUM([.C2:.C16])" office:value-type="float" office:value="55320" calcext:value-type="float">
            <text:p>55320</text:p>
          </table:table-cell>
          <table:table-cell table:formula="of:=SUM([.D2:.D16])" office:value-type="float" office:value="-730" calcext:value-type="float">
            <text:p>-730</text:p>
          </table:table-cell>
          <table:table-cell table:formula="of:=SUM([.E2:.E16])" office:value-type="float" office:value="112493.333333333" calcext:value-type="float">
            <text:p>112493.333333333</text:p>
          </table:table-cell>
          <table:table-cell table:formula="of:=SUM([.F2:.F16])" office:value-type="float" office:value="65640" calcext:value-type="float">
            <text:p>65640</text:p>
          </table:table-cell>
          <table:table-cell table:formula="of:=SUM([.G2:.G16])" office:value-type="float" office:value="24773.3333333333" calcext:value-type="float">
            <text:p>24773.333333333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[.B17]/[.A16]" office:value-type="float" office:value="3639.33333333333" calcext:value-type="float">
            <text:p>3639.33333333333</text:p>
          </table:table-cell>
          <table:table-cell table:formula="of:=[.C17]/[.A16]" office:value-type="float" office:value="3688" calcext:value-type="float">
            <text:p>3688</text:p>
          </table:table-cell>
          <table:table-cell table:formula="of:=[.D17]/[.A16]" office:value-type="float" office:value="-48.6666666666667" calcext:value-type="float">
            <text:p>-48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E17]/[.A15]" office:value-type="float" office:value="8035.23809523809" calcext:value-type="float">
            <text:p>8035.23809523809</text:p>
          </table:table-cell>
          <table:table-cell table:formula="of:=[.F17]/[.A15]" office:value-type="float" office:value="4688.57142857143" calcext:value-type="float">
            <text:p>4688.57142857143</text:p>
          </table:table-cell>
          <table:table-cell table:formula="of:=[.G17]/[.A15]" office:value-type="float" office:value="1769.52380952381" calcext:value-type="float">
            <text:p>1769.52380952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ma</text:p>
          </table:table-cell>
          <table:table-cell table:formula="of:=SQRT([.B19])" office:value-type="float" office:value="89.639489597153" calcext:value-type="float">
            <text:p>89.639489597153</text:p>
          </table:table-cell>
          <table:table-cell table:formula="of:=SQRT([.C19])" office:value-type="float" office:value="68.4731438490408" calcext:value-type="float">
            <text:p>68.4731438490408</text:p>
          </table:table-cell>
          <table:table-cell table:formula="of:=SQRT([.D19])" office:value-type="float" office:value="42.0657082375159" calcext:value-type="float">
            <text:p>42.0657082375159</text:p>
          </table:table-cell>
          <table:table-cell table:number-columns-repeated="3"/>
        </table:table-row>
      </table:table>
      <table:table table:name="Zadanie 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(xi-mean)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([.B2]-[.B$11])^2" office:value-type="float" office:value="126.5625" calcext:value-type="float">
            <text:p>126.5625</text:p>
          </table:table-cell>
          <table:table-cell table:formula="of:=([.C2]-[.C$11])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([.B3]-[.B$11])^2" office:value-type="float" office:value="105.0625" calcext:value-type="float">
            <text:p>105.0625</text:p>
          </table:table-cell>
          <table:table-cell table:formula="of:=([.C3]-[.C$11])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([.B4]-[.B$11])^2" office:value-type="float" office:value="27.5625" calcext:value-type="float">
            <text:p>27.5625</text:p>
          </table:table-cell>
          <table:table-cell table:formula="of:=([.C4]-[.C$11])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([.B5]-[.B$11])^2" office:value-type="float" office:value="3.0625" calcext:value-type="float">
            <text:p>3.0625</text:p>
          </table:table-cell>
          <table:table-cell table:formula="of:=([.C5]-[.C$11])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([.B6]-[.B$11])^2" office:value-type="float" office:value="351.5625" calcext:value-type="float">
            <text:p>351.5625</text:p>
          </table:table-cell>
          <table:table-cell table:formula="of:=([.C6]-[.C$11])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([.B7]-[.B$11])^2" office:value-type="float" office:value="18.0625" calcext:value-type="float">
            <text:p>18.0625</text:p>
          </table:table-cell>
          <table:table-cell table:formula="of:=([.C7]-[.C$11])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([.B8]-[.B$11])^2" office:value-type="float" office:value="1.5625" calcext:value-type="float">
            <text:p>1.5625</text:p>
          </table:table-cell>
          <table:table-cell table:formula="of:=([.C8]-[.C$11])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B9]-[.B$11])^2" office:value-type="float" office:value="138.0625" calcext:value-type="float">
            <text:p>138.0625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float" office:value="186" calcext:value-type="float">
            <text:p>186</text:p>
          </table:table-cell>
          <table:table-cell table:formula="of:=SUM([.C2:.C9])" office:value-type="float" office:value="182" calcext:value-type="float">
            <text:p>182</text:p>
          </table:table-cell>
          <table:table-cell table:formula="of:=SUM([.D2:.D9])" office:value-type="float" office:value="771.5" calcext:value-type="float">
            <text:p>771.5</text:p>
          </table:table-cell>
          <table:table-cell table:formula="of:=SUM([.E2:.E9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[.B10]/[.A9]" office:value-type="float" office:value="23.25" calcext:value-type="float">
            <text:p>23.25</text:p>
          </table:table-cell>
          <table:table-cell table:formula="of:=[.C10]/[.A8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[.D10]/[.A8]" office:value-type="float" office:value="110.214285714286" calcext:value-type="float">
            <text:p>110.214285714286</text:p>
          </table:table-cell>
          <table:table-cell table:formula="of:=[.E10]/[.A7]" office:value-type="float" office:value="34.3333333333333" calcext:value-type="float">
            <text:p>34.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9:34:16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3:27:03.978000000</meta:creation-date>
    <dc:date>2021-05-11T20:31:37.744000000</dc:date>
    <meta:editing-duration>PT2H32M33S</meta:editing-duration>
    <meta:editing-cycles>5</meta:editing-cycles>
    <meta:generator>LibreOffice/7.0.4.2$Windows_X86_64 LibreOffice_project/dcf040e67528d9187c66b2379df5ea4407429775</meta:generator>
    <meta:document-statistic meta:table-count="4" meta:cell-count="350" meta:object-count="0"/>
  </office:meta>
</office:document-meta>
</file>